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ttps://drive.google.com/drive/folders/1qu8wVHgXkX8hZ1noJ9CTDqncCX0uP26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9:06:31.767249177</meta:creation-date>
    <dc:date>2019-10-24T09:09:58.154547768</dc:date>
    <meta:editing-duration>PT1M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" meta:word-count="1" meta:character-count="72" meta:non-whitespace-character-count="72"/>
  </office:meta>
</office:document-meta>
</file>